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f8152" officeooo:paragraph-rsid="001f8152"/>
    </style:style>
    <style:style style:name="P2" style:family="paragraph" style:parent-style-name="Standard">
      <style:text-properties officeooo:rsid="00200cdf" officeooo:paragraph-rsid="00200cdf"/>
    </style:style>
    <style:style style:name="P3" style:family="paragraph" style:parent-style-name="Standard">
      <style:text-properties officeooo:rsid="0021f4e6" officeooo:paragraph-rsid="0021f4e6"/>
    </style:style>
    <style:style style:name="P4" style:family="paragraph" style:parent-style-name="Standard">
      <style:text-properties officeooo:rsid="0022adf7" officeooo:paragraph-rsid="0022adf7"/>
    </style:style>
    <style:style style:name="P5" style:family="paragraph" style:parent-style-name="Standard">
      <style:text-properties officeooo:rsid="0022adf7" officeooo:paragraph-rsid="0022f411"/>
    </style:style>
    <style:style style:name="P6" style:family="paragraph" style:parent-style-name="Standard">
      <style:text-properties officeooo:rsid="0022f411" officeooo:paragraph-rsid="0022f411"/>
    </style:style>
    <style:style style:name="P7" style:family="paragraph" style:parent-style-name="Standard">
      <style:text-properties officeooo:rsid="0022f411" officeooo:paragraph-rsid="002446f5"/>
    </style:style>
    <style:style style:name="P8" style:family="paragraph" style:parent-style-name="Standard">
      <style:text-properties officeooo:rsid="002446f5" officeooo:paragraph-rsid="002446f5"/>
    </style:style>
    <style:style style:name="P9" style:family="paragraph" style:parent-style-name="Standard">
      <style:text-properties officeooo:rsid="0025fad8" officeooo:paragraph-rsid="0025fad8"/>
    </style:style>
    <style:style style:name="P10" style:family="paragraph" style:parent-style-name="Standard">
      <style:text-properties officeooo:rsid="0027f0ed" officeooo:paragraph-rsid="0027f0ed"/>
    </style:style>
    <style:style style:name="P11" style:family="paragraph" style:parent-style-name="Standard">
      <style:text-properties fo:font-weight="bold" officeooo:rsid="001f8152" officeooo:paragraph-rsid="001f8152" style:font-weight-asian="bold" style:font-weight-complex="bold"/>
    </style:style>
    <style:style style:name="P12" style:family="paragraph" style:parent-style-name="Standard">
      <style:text-properties officeooo:rsid="001f8152" officeooo:paragraph-rsid="002afca9"/>
    </style:style>
    <style:style style:name="P13" style:family="paragraph" style:parent-style-name="Standard">
      <style:text-properties officeooo:rsid="002afca9" officeooo:paragraph-rsid="002afca9"/>
    </style:style>
    <style:style style:name="P14" style:family="paragraph" style:parent-style-name="Standard">
      <style:text-properties officeooo:rsid="00200cdf" officeooo:paragraph-rsid="002afca9"/>
    </style:style>
    <style:style style:name="P15" style:family="paragraph" style:parent-style-name="Standard">
      <style:text-properties officeooo:rsid="00200cdf" officeooo:paragraph-rsid="00200cdf"/>
    </style:style>
    <style:style style:name="P16" style:family="paragraph" style:parent-style-name="Standard">
      <style:text-properties officeooo:rsid="0021f4e6" officeooo:paragraph-rsid="0021f4e6"/>
    </style:style>
    <style:style style:name="P17" style:family="paragraph" style:parent-style-name="Standard">
      <style:text-properties officeooo:rsid="002e8107" officeooo:paragraph-rsid="002e8107"/>
    </style:style>
    <style:style style:name="P18" style:family="paragraph" style:parent-style-name="Standard">
      <style:text-properties officeooo:rsid="0022f411" officeooo:paragraph-rsid="002f234a"/>
    </style:style>
    <style:style style:name="P19" style:family="paragraph" style:parent-style-name="Standard">
      <style:text-properties fo:font-style="italic" officeooo:rsid="002446f5" officeooo:paragraph-rsid="002446f5" style:font-style-asian="italic" style:font-style-complex="italic"/>
    </style:style>
    <style:style style:name="P20" style:family="paragraph" style:parent-style-name="Standard">
      <style:text-properties fo:font-style="italic" officeooo:rsid="0022f411" officeooo:paragraph-rsid="002446f5" style:font-style-asian="italic" style:font-style-complex="italic"/>
    </style:style>
    <style:style style:name="P21" style:family="paragraph" style:parent-style-name="Standard">
      <style:text-properties officeooo:rsid="0025fad8" officeooo:paragraph-rsid="0025fad8"/>
    </style:style>
    <style:style style:name="T1" style:family="text">
      <style:text-properties officeooo:rsid="001f8152"/>
    </style:style>
    <style:style style:name="T2" style:family="text">
      <style:text-properties officeooo:rsid="0022adf7"/>
    </style:style>
    <style:style style:name="T3" style:family="text">
      <style:text-properties officeooo:rsid="0022f411"/>
    </style:style>
    <style:style style:name="T4" style:family="text">
      <style:text-properties officeooo:rsid="002446f5"/>
    </style:style>
    <style:style style:name="T5" style:family="text">
      <style:text-properties officeooo:rsid="002a4494"/>
    </style:style>
    <style:style style:name="T6" style:family="text">
      <style:text-properties officeooo:rsid="002afca9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2afca9"/>
    </style:style>
    <style:style style:name="T9" style:family="text">
      <style:text-properties style:text-underline-style="solid" style:text-underline-width="auto" style:text-underline-color="font-color" officeooo:rsid="002cc847"/>
    </style:style>
    <style:style style:name="T10" style:family="text">
      <style:text-properties style:text-underline-style="solid" style:text-underline-width="auto" style:text-underline-color="font-color" officeooo:rsid="0032960a"/>
    </style:style>
    <style:style style:name="T11" style:family="text">
      <style:text-properties style:text-underline-style="solid" style:text-underline-width="auto" style:text-underline-color="font-color" officeooo:rsid="002446f5"/>
    </style:style>
    <style:style style:name="T12" style:family="text">
      <style:text-properties officeooo:rsid="002c7f8f"/>
    </style:style>
    <style:style style:name="T13" style:family="text">
      <style:text-properties officeooo:rsid="002e8107"/>
    </style:style>
    <style:style style:name="T14" style:family="text">
      <style:text-properties officeooo:rsid="002f234a"/>
    </style:style>
    <style:style style:name="T15" style:family="text">
      <style:text-properties officeooo:rsid="003296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NEO-2 <text:span text:style-name="T5">Q</text:span>uick <text:span text:style-name="T5">S</text:span>tart <text:span text:style-name="T5">M</text:span>anual</text:p>
      <text:p text:style-name="P1"/>
      <text:p text:style-name="P1">1) <text:span text:style-name="T8">VEMEC / NEMEC / V3FIT equilibria</text:span><text:span text:style-name="T7"> </text:span><text:span text:style-name="T8">from</text:span><text:span text:style-name="T7"> Erika </text:span><text:span text:style-name="T8">Strumberger and</text:span><text:span text:style-name="T7"> David </text:span><text:span text:style-name="T8">Terranova:</text:span></text:p>
      <text:p text:style-name="P1"><text:span text:style-name="T6">e.g., </text:span>/proj/plasma/Neo2/ASDEX-U/32138/</text:p>
      <text:p text:style-name="P1"/>
      <text:p text:style-name="P1"><text:span text:style-name="T6">comment</text:span>:</text:p>
      <text:p text:style-name="P1">Erika‘<text:span text:style-name="T6">s file format</text:span> –<text:span text:style-name="T6">&gt;</text:span> out_neo-2_XXX (Boozer file)</text:p>
      <text:p text:style-name="P1">David‘<text:span text:style-name="T6">s file format</text:span> – wout_XXX.nc (VMEC) → Konvertierung in Boozer file notwendig</text:p>
      <text:p text:style-name="P1"/>
      <text:p text:style-name="P1"><text:span text:style-name="T6">Ad</text:span> David‘s VMEC / <text:span text:style-name="T6">V3FIT equilibria</text:span>:</text:p>
      <text:p text:style-name="P2">/proj/plasma/Neo2/NTV/Boozer_files_perturbation_field/ASDEX_U/vmec2boozer/</text:p>
      <text:p text:style-name="P2"/>
      <text:p text:style-name="P2">./run_boozerpy.sh <text:s/><text:span text:style-name="T1">wout_XXX.nc </text:span>NSURF</text:p>
      <text:p text:style-name="P1"/>
      <text:p text:style-name="P12">2) <text:span text:style-name="T8">Converting Boozer files into the</text:span><text:span text:style-name="T7"> NEO-2 </text:span><text:span text:style-name="T8">f</text:span><text:span text:style-name="T7">ormat:</text:span></text:p>
      <text:p text:style-name="P12"><text:span text:style-name="T6">i.e., decomposition with respect to toroidal mode number ‚n‘</text:span></text:p>
      <text:p text:style-name="P1"><text:span text:style-name="T6">e.g., </text:span>/proj/plasma/Neo2/NTV/Boozer_files_perturbation_field/ASDEX_U/32138/</text:p>
      <text:p text:style-name="P1"/>
      <text:p text:style-name="P1"><text:span text:style-name="T6">comment</text:span>:</text:p>
      <text:p text:style-name="P1"><text:span text:style-name="T6">Copy / link</text:span> Boozer file <text:span text:style-name="T6">from</text:span> 1) <text:span text:style-name="T6">into the working directory</text:span>. </text:p>
      <text:p text:style-name="P1"><text:span text:style-name="T6">Launch</text:span> Matlab <text:span text:style-name="T6">sc</text:span>ript extract_pert_field_asedex.m.</text:p>
      <text:p text:style-name="P1"><text:span text:style-name="T6">If necessary, adapt</text:span> <text:span text:style-name="T6">line</text:span> 1-3 <text:span text:style-name="T6">of the Matlab script</text:span> (<text:span text:style-name="T6">e.g., </text:span>filename).</text:p>
      <text:p text:style-name="P1"/>
      <text:p text:style-name="P2">3) <text:span text:style-name="T8">Plasma profiles for multi-species NEO-2 computations:</text:span></text:p>
      <text:p text:style-name="P13">e.g.,</text:p>
      <text:p text:style-name="P2">/proj/plasma/Neo2/NTV/ASDEX_INPUT_CONVERTER/30835_MULTISPEC_TEST/</text:p>
      <text:p text:style-name="P2"/>
      <text:p text:style-name="P2">a) Template <text:span text:style-name="T6">for</text:span> single-species <text:span text:style-name="T6">computations</text:span>:</text:p>
      <text:p text:style-name="P2">impurity_profile_1spec.m</text:p>
      <text:p text:style-name="P2"/>
      <text:p text:style-name="P14">a) Template <text:span text:style-name="T6">for</text:span> <text:span text:style-name="T6">multi</text:span>-species <text:span text:style-name="T6">computations</text:span>:</text:p>
      <text:p text:style-name="P2">impurity_profile.m</text:p>
      <text:p text:style-name="P2"/>
      <text:p text:style-name="P13">comment:</text:p>
      <text:p text:style-name="P13">Profile data is provided by experimentalists in (usually) different formats. </text:p>
      <text:p text:style-name="P13">Therefore a manual <text:span text:style-name="T12">pre-processing of input data is nearly always necessary.</text:span> </text:p>
      <text:p text:style-name="P3"><text:span text:style-name="T12">The necessary HDF5 input file for NEO-2 is generated in the Matlab script (line </text:span>458-<text:span text:style-name="T12">EOF).</text:span></text:p>
      <text:p text:style-name="P3"><text:span text:style-name="T12">Look for</text:span> „h5write()“ <text:span text:style-name="T12">for necessary input</text:span>.</text:p>
      <text:p text:style-name="P3"/>
      <text:p text:style-name="P3">4) <text:span text:style-name="T9">Preparatory work for a</text:span><text:span text:style-name="T7"> NEO-2 </text:span><text:span text:style-name="T9">run (example):</text:span></text:p>
      <text:p text:style-name="P4">/temp/andfmar/NTV_220917_profileAUG32169woHelCore_vmecAUG32138_nspec2_ VphiProfFSAV/</text:p>
      <text:p text:style-name="P4"/>
      <text:p text:style-name="P4">a) <text:span text:style-name="T13">Create </text:span><text:s/>„CODE“-<text:span text:style-name="T13">directory</text:span>:</text:p>
      <text:p text:style-name="P5"/>
      <text:p text:style-name="P5">git clone <text:span text:style-name="T3">/proj/plasma/Git/NEO-2-MODULAR.git/ .</text:span></text:p>
      <text:p text:style-name="P6"/>
      <text:p text:style-name="P6"><text:span text:style-name="T13">Change to</text:span> „NEO-2-QL“-<text:span text:style-name="T13">directory</text:span> <text:span text:style-name="T13">a</text:span>nd <text:span text:style-name="T13">create </text:span>„Build“-directory. </text:p>
      <text:p text:style-name="P6"><text:span text:style-name="T13">Compile NEO-2 in</text:span> „Build“-directory <text:s/>– cmake .. &amp;&amp; make</text:p>
      <text:p text:style-name="P6">Debug <text:span text:style-name="T13">f</text:span>lags <text:span text:style-name="T13">can be acitvated</text:span> - cmake -DCMAKE_BUILD_TYPE=DEBUG . . &amp;&amp; make</text:p>
      <text:p text:style-name="P3"/>
      <text:p text:style-name="P3"/>
      <text:p text:style-name="P6"><text:soft-page-break/>b) <text:span text:style-name="T13">Create „</text:span>RUN<text:span text:style-name="T2">“-directory:</text:span></text:p>
      <text:p text:style-name="P6"/>
      <text:p text:style-name="P17">These input-files are required by NEO-2:</text:p>
      <text:p text:style-name="P6">.) <text:span text:style-name="T14">profile</text:span> - multi_spec_aug32169_t4.1500.in</text:p>
      <text:p text:style-name="P6">.) Boozer files – „aug_2_rmp-n0.bc“ (<text:span text:style-name="T14">axisymmetric</text:span>) + „aug_2_rmp-n1.bc“ (<text:span text:style-name="T14">perturbation</text:span>)</text:p>
      <text:p text:style-name="P6"><text:span text:style-name="T14">Please mind the length of the filename</text:span> („aug-XXX.bc“) <text:span text:style-name="T14">which has to specified within „neo.in“</text:span>.</text:p>
      <text:p text:style-name="P6"><text:span text:style-name="T14">If</text:span> Condor <text:span text:style-name="T14">is used</text:span>, <text:span text:style-name="T14">a copy of the Boozer files should be stored in</text:span> „/temp“.</text:p>
      <text:p text:style-name="P6">.) <text:span text:style-name="T14">Link e</text:span>xecutable neo_2.x <text:span text:style-name="T14">from</text:span> „Build“-directory <text:span text:style-name="T14">into the „RUN“-directory</text:span></text:p>
      <text:p text:style-name="P18">.) <text:span text:style-name="T14">Copy </text:span>neo.in <text:span text:style-name="T14">into the „RUN“-directory</text:span> und <text:span text:style-name="T14">set </text:span>switches <text:span text:style-name="T14">properly</text:span>:</text:p>
      <text:p text:style-name="P18">F<text:span text:style-name="T14">or</text:span> A<text:span text:style-name="T14">SDEX-U</text:span> <text:span text:style-name="T14">follwing switches must be set -</text:span> </text:p>
      <text:p text:style-name="P18">„in_file<text:span text:style-name="T14">=</text:span>aug_2_rmp-n0.bc“, „lab_swi=10“ <text:span text:style-name="T14">and</text:span> „inp_swi=9“.</text:p>
      <text:p text:style-name="P18">.<text:span text:style-name="T4">) Copy </text:span>neo.in <text:span text:style-name="T14">into the „RUN“-directory</text:span> und <text:span text:style-name="T14">set </text:span>switches <text:span text:style-name="T14">properly:</text:span></text:p>
      <text:p text:style-name="P18">F<text:span text:style-name="T14">or</text:span> A<text:span text:style-name="T14">SDEX-U</text:span> <text:span text:style-name="T14">follwing switches must be set</text:span></text:p>
      <text:p text:style-name="P7"/>
      <text:p text:style-name="P19">! settings for multi-species computations</text:p>
      <text:p text:style-name="P19">&amp;multi_spec</text:p>
      <text:p text:style-name="P19"><text:s text:c="5"/><text:tab/>lsw_multispecies = .true.</text:p>
      <text:p text:style-name="P19"><text:tab/>isw_multispecies_init = 1</text:p>
      <text:p text:style-name="P19"><text:tab/>fname_multispec_in='multi_spec_aug32169_t4.0210.in'</text:p>
      <text:p text:style-name="P19"><text:tab/>isw_coul_log = 0 ! 0: Coulomb logarithm species independent</text:p>
      <text:p text:style-name="P19"><text:tab/>isw_calc_Er = 1</text:p>
      <text:p text:style-name="P19"><text:tab/>isw_calc_MagDrift = 1</text:p>
      <text:p text:style-name="P20"><text:span text:style-name="T4">/</text:span> </text:p>
      <text:p text:style-name="P7"/>
      <text:p text:style-name="P19"><text:bookmark-start text:name="__DdeLink__5_99590517"/>! settings for NTV computations<text:bookmark-end text:name="__DdeLink__5_99590517"/></text:p>
      <text:p text:style-name="P19">&amp;ntv_input</text:p>
      <text:p text:style-name="P19"><text:s text:c="8"/>isw_ntv_mode = 0 ! unused at the moment</text:p>
      <text:p text:style-name="P19"><text:s text:c="8"/>isw_qflux_NA = 1 ! turn on(=1)/off(=0) computation of non-axisymmetric part</text:p>
      <text:p text:style-name="P19"><text:s text:c="8"/>in_file_pert = 'aug_2_rmp-n1.bc' ! 'tok-synch2-n3.bc' ! perturbation field file</text:p>
      <text:p text:style-name="P19"><text:s text:c="8"/>MtOvR = 0.0d0 ! toroidal Mach number (only important for Mach num scans)</text:p>
      <text:p text:style-name="P19"><text:s text:c="8"/>B_rho_L_loc = 0.0d0 ! Larmor radius times B</text:p>
      <text:p text:style-name="P19"><text:s text:c="8"/>isw_ripple_solver = 3 ! ripple_solver version</text:p>
      <text:p text:style-name="P19"><text:s text:c="8"/>isw_mag_shear = 1 ! turn on(=1)/off(=0) non-local computations (mag. shear)</text:p>
      <text:p text:style-name="P19">/</text:p>
      <text:p text:style-name="P8"/>
      <text:p text:style-name="P8">5) <text:span text:style-name="T15">Launch </text:span>./neo_2.x </text:p>
      <text:p text:style-name="P8">NEO-2 <text:span text:style-name="T15">runs in</text:span> „<text:span text:style-name="T15">p</text:span>rofil<text:span text:style-name="T15">e</text:span>“-<text:span text:style-name="T15">mode</text:span> und <text:span text:style-name="T15">generates directories</text:span> „es_XXX“</text:p>
      <text:p text:style-name="P8"/>
      <text:p text:style-name="P9">6) <text:span text:style-name="T10">Change to directory</text:span><text:span text:style-name="T7"> „</text:span><text:span text:style-name="T11">es_XXX“</text:span><text:span text:style-name="T7">, </text:span><text:span text:style-name="T10">generate</text:span><text:span text:style-name="T7"> hostfile „hosts“ </text:span><text:span text:style-name="T10">and launch</text:span><text:span text:style-name="T7"> ./run_neo2.sh</text:span></text:p>
      <text:p text:style-name="P9"/>
      <text:p text:style-name="P9">7) <text:span text:style-name="T7">Output „neo2_multispecies_out.h5“ </text:span><text:span text:style-name="T10">is computed:</text:span></text:p>
      <text:p text:style-name="P9"><text:span text:style-name="T15">See</text:span> /proj/plasma/Neo2/NTV/RIPPLE_SOLVER_NORMALIZATION/ <text:span text:style-name="T15">for further documentation</text:span></text:p>
      <text:p text:style-name="P9"/>
      <text:p text:style-name="P9">8) <text:span text:style-name="T10">Finally there exists a possibility to merge the</text:span><text:span text:style-name="T7"> HDF5 </text:span><text:span text:style-name="T10">output files</text:span><text:span text:style-name="T7">:</text:span></text:p>
      <text:p text:style-name="P9">/temp/andfmar/NTV_220917_profileAUG32169woHelCore_vmecAUG32138_</text:p>
      <text:p text:style-name="P9">nspec2_VphiProfFSAV/CODE/MULTI-SPEC-TOOLS/h5merge_multispec.f90</text:p>
      <text:p text:style-name="P9"/>
      <text:p text:style-name="P9">„final_neo2_multispecies_out.h5“ <text:span text:style-name="T15">will be generated</text:span></text:p>
      <text:p text:style-name="P9"/>
      <text:p text:style-name="P10"><text:span text:style-name="T15">Please mind that </text:span>NEO-2 Output <text:span text:style-name="T15">is given in cgs-units.</text:span> </text:p>
      <text:p text:style-name="P9"/>
      <text:p text:style-name="P9"/>
      <text:p text:style-name="P9"><text:soft-page-break/>9) <text:span text:style-name="T7">Plot NEO-2 </text:span><text:span text:style-name="T10">o</text:span><text:span text:style-name="T7">utput:</text:span></text:p>
      <text:p text:style-name="P9">/proj/plasma/Neo2/NTV/AUG32169_DATA/NEO2_MULTISPEC_DATA_VMEC31021_</text:p>
      <text:p text:style-name="P9">PROF32169/</text:p>
      <text:p text:style-name="P9"/>
      <text:p text:style-name="P9"><text:span text:style-name="T15">see</text:span> Matlab <text:span text:style-name="T15">script</text:span> „plot_4spec_ZWav_wHelCore.m“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AT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4:30:09.514965401</meta:creation-date>
    <dc:date>2017-09-28T14:59:24.609007317</dc:date>
    <meta:editing-duration>PT33M29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3" meta:paragraph-count="80" meta:word-count="468" meta:character-count="3962" meta:non-whitespace-character-count="3493"/>
  </office:meta>
</office:document-meta>
</file>